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text-properties officeooo:rsid="001f2554" officeooo:paragraph-rsid="001f2554"/>
    </style:style>
    <style:style style:name="P7" style:family="paragraph" style:parent-style-name="Standard">
      <style:text-properties fo:font-weight="bold" officeooo:rsid="001f2554" officeooo:paragraph-rsid="001f2554" style:font-weight-asian="bold" style:font-weight-complex="bold"/>
    </style:style>
    <style:style style:name="P8" style:family="paragraph" style:parent-style-name="Standard">
      <style:text-properties fo:font-weight="bold" officeooo:rsid="001f2554" officeooo:paragraph-rsid="0020e2de" style:font-weight-asian="bold" style:font-weight-complex="bold"/>
    </style:style>
    <style:style style:name="P9" style:family="paragraph" style:parent-style-name="Standard">
      <style:text-properties fo:font-weight="normal" officeooo:rsid="001f2554" officeooo:paragraph-rsid="0020e2de" style:font-weight-asian="normal" style:font-weight-complex="normal"/>
    </style:style>
    <style:style style:name="P10" style:family="paragraph" style:parent-style-name="Standard">
      <style:paragraph-properties fo:margin-top="0cm" fo:margin-bottom="0.282cm" style:contextual-spacing="false"/>
    </style:style>
    <style:style style:name="P11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12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13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4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 officeooo:rsid="001d6278" officeooo:paragraph-rsid="001d6278"/>
    </style:style>
    <style:style style:name="P15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6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7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8" style:family="paragraph" style:parent-style-name="Heading_20_1">
      <style:paragraph-properties fo:break-before="page"/>
      <style:text-properties fo:language="fr" fo:country="FR"/>
    </style:style>
    <style:style style:name="P19" style:family="paragraph" style:parent-style-name="Heading_20_2">
      <style:paragraph-properties fo:break-before="page"/>
      <style:text-properties officeooo:rsid="001d6278" officeooo:paragraph-rsid="001d6278"/>
    </style:style>
    <style:style style:name="P20" style:family="paragraph" style:parent-style-name="Subtitle">
      <style:text-properties fo:font-size="14pt" fo:language="fr" fo:country="FR" style:font-size-asian="14pt"/>
    </style:style>
    <style:style style:name="P21" style:family="paragraph" style:parent-style-name="Subtitle">
      <style:text-properties fo:font-size="16pt" fo:language="fr" fo:country="FR" style:font-size-asian="16pt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 style:parent-style-name="Heading_20_2">
      <style:text-properties fo:font-weight="bold" officeooo:paragraph-rsid="0017ad81" style:font-weight-asian="bold" style:font-weight-complex="bold"/>
    </style:style>
    <style:style style:name="P24" style:family="paragraph" style:parent-style-name="Heading_20_2">
      <style:text-properties officeooo:rsid="0018818a" officeooo:paragraph-rsid="0018818a"/>
    </style:style>
    <style:style style:name="P25" style:family="paragraph" style:parent-style-name="Heading_20_2">
      <style:text-properties officeooo:rsid="001a52c5" officeooo:paragraph-rsid="001a52c5"/>
    </style:style>
    <style:style style:name="P26" style:family="paragraph" style:parent-style-name="Heading_20_2">
      <style:text-properties officeooo:rsid="001b6afe" officeooo:paragraph-rsid="001b6afe"/>
    </style:style>
    <style:style style:name="P27" style:family="paragraph" style:parent-style-name="Heading_20_2">
      <style:text-properties officeooo:rsid="001bae3b" officeooo:paragraph-rsid="001bae3b"/>
    </style:style>
    <style:style style:name="P28" style:family="paragraph" style:parent-style-name="Heading_20_2">
      <style:text-properties officeooo:rsid="001d6278" officeooo:paragraph-rsid="001d6278"/>
    </style:style>
    <style:style style:name="P29" style:family="paragraph" style:parent-style-name="Heading_20_2">
      <style:text-properties fo:font-weight="normal" officeooo:rsid="001d6278" officeooo:paragraph-rsid="001d6278" style:font-weight-asian="normal" style:font-weight-complex="normal"/>
    </style:style>
    <style:style style:name="P30" style:family="paragraph" style:parent-style-name="Preformatted_20_Text">
      <style:text-properties officeooo:rsid="001f2554" officeooo:paragraph-rsid="001f2554"/>
    </style:style>
    <style:style style:name="P31" style:family="paragraph" style:parent-style-name="Standard">
      <style:paragraph-properties fo:margin-top="0.423cm" fo:margin-bottom="0cm" style:contextual-spacing="false"/>
      <style:text-properties fo:font-size="20pt" fo:language="fr" fo:country="FR" officeooo:rsid="0022a56a" officeooo:paragraph-rsid="0022a56a" style:font-size-asian="20pt"/>
    </style:style>
    <style:style style:name="P32" style:family="paragraph" style:parent-style-name="Heading_20_1">
      <style:paragraph-properties fo:margin-top="0.423cm" fo:margin-bottom="0cm" style:contextual-spacing="false" fo:break-before="page"/>
      <style:text-properties fo:font-size="20pt" fo:language="fr" fo:country="FR" style:font-size-asian="20pt"/>
    </style:style>
    <style:style style:name="P33" style:family="paragraph" style:parent-style-name="Text_20_body">
      <style:text-properties officeooo:rsid="00268630" officeooo:paragraph-rsid="00268630"/>
    </style:style>
    <style:style style:name="P34" style:family="paragraph" style:parent-style-name="Standard">
      <style:text-properties officeooo:rsid="001f2554" officeooo:paragraph-rsid="001f2554"/>
    </style:style>
    <style:style style:name="P35" style:family="paragraph" style:parent-style-name="Standard">
      <style:text-properties officeooo:rsid="00275f02" officeooo:paragraph-rsid="00275f02"/>
    </style:style>
    <style:style style:name="P36" style:family="paragraph" style:parent-style-name="Standard">
      <style:text-properties officeooo:rsid="002a56e4" officeooo:paragraph-rsid="002a56e4"/>
    </style:style>
    <style:style style:name="P37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officeooo:rsid="0022a56a" officeooo:paragraph-rsid="0022a56a" style:font-size-asian="20pt"/>
    </style:style>
    <style:style style:name="P38" style:family="paragraph" style:parent-style-name="List_20_Paragraph" style:list-style-name="WWNum1"/>
    <style:style style:name="P39" style:family="paragraph" style:parent-style-name="List_20_Paragraph" style:list-style-name="WWNum1">
      <style:text-properties fo:language="fr" fo:country="FR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71945" style:font-weight-asian="normal" style:font-weight-complex="normal"/>
    </style:style>
    <style:style style:name="T14" style:family="text">
      <style:text-properties fo:font-weight="normal" officeooo:rsid="0017ad81" style:font-weight-asian="normal" style:font-weight-complex="normal"/>
    </style:style>
    <style:style style:name="T15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6" style:family="text">
      <style:text-properties officeooo:rsid="001c0682"/>
    </style:style>
    <style:style style:name="T17" style:family="text">
      <style:text-properties officeooo:rsid="001d6278"/>
    </style:style>
    <style:style style:name="T18" style:family="text">
      <style:text-properties officeooo:rsid="001f2554"/>
    </style:style>
    <style:style style:name="T19" style:family="text">
      <style:text-properties officeooo:rsid="0020e2de"/>
    </style:style>
    <style:style style:name="T20" style:family="text">
      <style:text-properties officeooo:rsid="00294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Liens</text:h>
      <text:p text:style-name="P31"/>
      <text:p text:style-name="Text_20_body"><text:a xlink:type="simple" xlink:href="http://robotica.unileon.es/mediawiki/index.php/PCL/OpenNI_tutorial_2:_Cloud_processing_%28basic%29#Computing_the_centroid">http://robotica.unileon.es/mediawiki/index.php/PCL/OpenNI_tutorial_2:_Cloud_processing_%28basic%29#Computing_the_centroid</text:a></text:p>
      <text:p text:style-name="P33">http://www.pointclouds.org/documentation/tutorials/planar_segmentation.php</text:p>
      <text:h text:style-name="P32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<text:span text:style-name="T17">Ctrl+</text:span>Alt+T <text:s/>pour ouvrir un terminal mais juste un onglet <text:line-break/>Ctrl+R pour avoir directement une commande déjà tapée à partir du début (tab tab moins rapide)</text:p>
      <text:p text:style-name="P2"/>
      <text:h text:style-name="P16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5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13">$ mkdir -p ~/catkin_ws/src</text:p>
      <text:p text:style-name="P13">$ cd ~/catkin_ws/src</text:p>
      <text:p text:style-name="P12">$ catkin_init_workspace</text:p>
      <text:p text:style-name="P12">$ cd ~/catkin_ws/</text:p>
      <text:p text:style-name="P13">$ catkin_make</text:p>
      <text:p text:style-name="P1">Enfin, il faut sourcer le dossier « devel », c’est comme ça :</text:p>
      <text:p text:style-name="P13">$ source devel/setup.bash</text:p>
      <text:p text:style-name="P1"/>
      <text:p text:style-name="P20">Créer un package :</text:p>
      <text:p text:style-name="P1">Pour le faire, la commande :</text:p>
      <text:p text:style-name="P13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13">rospack depends1 nom_du_package</text:p>
      <text:p text:style-name="P1">enfin il faut refaire un catkinmake pour finir le package (on l’appelle dans le workspace donc dans catkin_ws/src attention !) : </text:p>
      <text:p text:style-name="P13">$ catkin_make</text:p>
      <text:p text:style-name="P14">$catkin_make –pkg nom_package ///permet de catkion un seul package</text:p>
      <text:p text:style-name="P1"/>
      <text:p text:style-name="P21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4544831340818935648" text:style-name="WWNum1">
        <text:list-item>
          <text:p text:style-name="P39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13">------------------------------------------------------------------------</text:p>
      <text:p text:style-name="P13">Node [/rosout]</text:p>
      <text:p text:style-name="P13">Publications:</text:p>
      <text:p text:style-name="P13"><text:s/>* /rosout_agg [rosgraph_msgs/Log]</text:p>
      <text:p text:style-name="P13"/>
      <text:p text:style-name="P12">Subscriptions:</text:p>
      <text:p text:style-name="P12"><text:s/>* /rosout [unknown type]</text:p>
      <text:p text:style-name="P12"/>
      <text:p text:style-name="P12">Services:</text:p>
      <text:p text:style-name="P12"><text:s/>* /rosout/set_logger_level</text:p>
      <text:p text:style-name="P12"><text:s/>* /rosout/get_loggers</text:p>
      <text:p text:style-name="Standard"/>
      <text:p text:style-name="P11"><text:span text:style-name="T6">$ </text:span><text:span text:style-name="T7">rosrun</text:span><text:span text:style-name="T6"> [package_name] [node_name]</text:span></text:p>
      <text:p text:style-name="List_20_Paragraph"/>
      <text:p text:style-name="P13">$ rosrun rqt_graph rqt_graph</text:p>
      <text:p text:style-name="P1">Le graph permet de visualizer ce qui ce passe</text:p>
      <text:p text:style-name="P1"/>
      <text:list xml:id="list150356244729277" text:continue-numbering="true" text:style-name="WWNum1">
        <text:list-item>
          <text:p text:style-name="P38">Rostopic</text:p>
        </text:list-item>
      </text:list>
      <text:p text:style-name="P13">rostopic echo [topic] <text:s text:c="10"/>//voir ce que le topic publie</text:p>
      <text:p text:style-name="P13">rostopic type [topic]<text:tab/><text:tab/> // pour connaitre le type du message envoyé</text:p>
      <text:p text:style-name="P13">rosmsg show type_topic<text:tab/>// apres on le detail du type du message </text:p>
      <text:p text:style-name="P1"/>
      <text:p text:style-name="P13"><text:soft-page-break/>rostopic pub [topic] [msg_type] [args] <text:s text:c="4"/>// publie un message à la main</text:p>
      <text:p text:style-name="P12">rostopic pub -1 /turtle1/cmd_vel geometry_msgs/Twist -- '[2.0, 0.0, 0.0]' '[0.0, 0.0, 1.8]'</text:p>
      <text:p text:style-name="P13">le -1 c’est pour une fois </text:p>
      <text:p text:style-name="P13">le – c’est pour les nombre negatives derriere</text:p>
      <text:p text:style-name="P13">‘ ‘ pour chaque argument, c’est-à-dire chaque élément du type message</text:p>
      <text:p text:style-name="P1"/>
      <text:p text:style-name="P1"/>
      <text:p text:style-name="P1"/>
      <text:h text:style-name="P17" text:outline-level="1">KUKA ROBOT</text:h>
      <text:p text:style-name="P1"/>
      <text:p text:style-name="P20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8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10"/>
      <text:p text:style-name="P10">les infos sont dispos sur :<text:a xlink:type="simple" xlink:href="http://wiki.ros.org/roscpp/Overview"><text:span text:style-name="Internet_20_link">http://wiki.ros.org/roscpp/Overview</text:span></text:a></text:p>
      <text:p text:style-name="P10"/>
      <text:p text:style-name="P10">POUR LE CMAkeList :</text:p>
      <text:p text:style-name="P10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10">il faut que le nom dans ros:init soit le meme que dans le Cmake</text:p>
      <text:p text:style-name="P10">add_executable(nom du ros:init src/commande_clavier.cpp)</text:p>
      <text:p text:style-name="P10">dd_dependencies(nom du ros:init commande_bras_generate_messages_cpp)</text:p>
      <text:p text:style-name="P10">target_link_libraries(nom du ros:init</text:p>
      <text:p text:style-name="P10"><text:s text:c="2"/>${catkin_LIBRARIES}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Problèmes actuels</text:p>
      <text:p text:style-name="P22">→<text:span text:style-name="T11"> </text:span><text:span text:style-name="T13">Commande cliavier en C++ résolu</text:span></text:p>
      <text:p text:style-name="P23"><text:span text:style-name="T13">→</text:span><text:span text:style-name="T14"> pour lancer l'hokuyo sur le youbot il faut reconfigurer avec </text:span><text:span text:style-name="T15">sudo chmod a+rw /dev/ttyACM0</text:span><text:span text:style-name="T14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24">Lancement Hokuyo : rosrun hokuyo_node hokuyo_node _frame_id:=base_laser_front_link </text:p>
      <text:p text:style-name="P24"/>
      <text:p text:style-name="P25">gmapping <text:s/>rosrun gmapping slam_gmapping _base_frame:=base_footprint _xmin:=-10 _xmax:=10 _ymin=:-10 _ymax:=10 _maxRange:=6 _maxUrange:=5 _base_scan:=scan </text:p>
      <text:p text:style-name="P25"/>
      <text:p text:style-name="P26">Installation de navigation (pour planification de trajectoire)</text:p>
      <text:p text:style-name="P26">Installation de youbot-manipulation (pour IK), puis de moveit (demandé au catkin_make)</text:p>
      <text:p text:style-name="P27">Déplacer moveit vers catkin_ws/src/ <text:span text:style-name="T16">puis catkin_make (long)</text:span></text:p>
      <text:p text:style-name="P19">Commandes de lancement : </text:p>
      <text:p text:style-name="P28">NB : pour toute commande sur le youbtot :</text:p>
      <text:p text:style-name="P28">$ssh -Y <text:a xlink:type="simple" xlink:href="mailto:youbot@kuka2.smart">youbot@kuka2.smart</text:a><text:line-break/>$yes <text:line-break/>mot de passe : youbot</text:p>
      <text:p text:style-name="P28">1) roscore sur la machine master</text:p>
      <text:p text:style-name="P28">NB : verifier le nom de l'URI : ROS_MASTER_URI=http://sirtl4:11311/ </text:p>
      <text:p text:style-name="P28">2) lancer le roslaunch du driver sur le youbot <text:line-break/>$sudo su<text:line-break/>$ldconfig /opt/ros/indigo/lib <text:line-break/>Ctrl+D<text:line-break/>$export ROS_MASTER_URI=<text:a xlink:type="simple" xlink:href="http://sirtl4:11311/">http://sirtl4:11311/</text:a> <text:line-break/>$roslaunch youbot_driver_ros_interface youbot_driver.launch </text:p>
      <text:p text:style-name="P28">AU CHOIX : </text:p>
      <text:p text:style-name="P28">//lancer l'hokuyo sur le yobuot :<text:line-break/>$export ROS_MASTER_URI=http://sirtl4:11311/ <text:line-break/>$s<text:span text:style-name="T15">udo chmod a+rw /dev/ttyACM0</text:span><text:span text:style-name="T14"> <text:line-break/></text:span><text:span text:style-name="T12">$rosrun hokuyo_node hokuyo_node _frame_id:=base_laser_front_link</text:span></text:p>
      <text:p text:style-name="P29">//lancer le gmapping pour creer une map</text:p>
      <text:p text:style-name="P29">$rosrun gmapping slam_gmapping _base_frame:=base_footprint _xmin:=-10 _xmax:=10 _ymin=:-10 _ymax:=10 _maxRange:=6 _maxUrange:=5 _base_scan:=scan </text:p>
      <text:p text:style-name="P29">//lancer rviz pour visualiser le deplacement du robot, la carte qu'il crée avec le gmapping, ce que voit l'hokuyo,...</text:p>
      <text:p text:style-name="P29">$rosrun rviz rviz</text:p>
      <text:p text:style-name="P29"><text:soft-page-break/>parametrage : s'assurer que la tf est bien parametrée car tout dépend de ça<text:line-break/>add laserscan pout avoir l'hokuyo, verifier le nom du topic et que lorsque rosrun hokuyo_node est lancé le parametre frame-id a bien le même nom que celui de la tf du laser<text:line-break/>idem pour la map</text:p>
      <text:h text:style-name="Heading_20_1" text:outline-level="1"><text:line-break/></text:h>
      <text:h text:style-name="Heading_20_1" text:outline-level="1"><text:span text:style-name="T18">Kinect</text:span><text:line-break/></text:h>
      <text:p text:style-name="P7">Visualisation du nuage de Points <text:span text:style-name="T19">dand Rviz</text:span>:</text:p>
      <text:p text:style-name="P6">- roslaunch freenect_launch freenect.launch </text:p>
      <text:p text:style-name="P6">- <text:s/>rosrun rviz rviz </text:p>
      <text:p text:style-name="P6">- Add &gt; PointCloud2</text:p>
      <text:p text:style-name="P6">- Dans Global Options &gt; Fixed Frame entrer camera_link</text:p>
      <text:p text:style-name="P6">- Dans PointCloud2 &gt; Topic entrer /camera/depth/points</text:p>
      <text:p text:style-name="P8">Visualisation du nuage de Points <text:span text:style-name="T19">dand Image_view</text:span>:</text:p>
      <text:p text:style-name="P9">- roslaunch freenect_launch freenect.launch</text:p>
      <text:p text:style-name="P30"><text:bookmark text:name="line-1-5"/>rosrun image_view image_view image:=/camera/depth/image</text:p>
      <text:p text:style-name="P6"/>
      <text:h text:style-name="Heading_20_1" text:outline-level="1">Procédure Learning Follow</text:h>
      <text:p text:style-name="Standard"/>
      <text:p text:style-name="P35">Lancer la kinect : roslaunch freenect_launch freenect.launch<text:line-break/>Lancer plane delete : rosrun traitement_pcl plane_delete pcl_in:=/camera/depth/points pcl_out:=/filtered_cloud</text:p>
      <text:p text:style-name="P35">Lancer blocage_bras : rosrun blocage_bras validation_position in:=cmd_teleop out:=/arm_1/arm_controller/position_command</text:p>
      <text:p text:style-name="P35">Lancer moveThetas et getR de synchronisateur <text:span text:style-name="T20">(moveThetas avec out:=cmd_teleop)</text:span></text:p>
      <text:p text:style-name="P36">Lancer learning_fol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4-20T15:03:55.349011464</dc:date>
    <meta:editing-cycles>29</meta:editing-cycles>
    <meta:editing-duration>PT2H45M50S</meta:editing-duration>
    <meta:generator>LibreOffice/4.2.8.2$Linux_X86_64 LibreOffice_project/420m0$Build-2</meta:generator>
    <meta:document-statistic meta:table-count="0" meta:image-count="0" meta:object-count="0" meta:page-count="10" meta:paragraph-count="119" meta:word-count="1015" meta:character-count="7373" meta:non-whitespace-character-count="6391"/>
    <meta:template xlink:type="simple" xlink:actuate="onRequest" xlink:title="Normal.dotm" xlink:href=""/>
  </office:meta>
</office:document-meta>
</file>